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2pt" officeooo:rsid="0004469e" officeooo:paragraph-rsid="0004469e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officeooo:rsid="0004469e" officeooo:paragraph-rsid="0004469e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officeooo:paragraph-rsid="0004469e" style:font-size-asian="12pt" style:font-size-complex="12pt"/>
    </style:style>
    <style:style style:name="T1" style:family="text">
      <style:text-properties officeooo:rsid="0004469e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22222" style:font-name="arial" fo:font-size="21pt" fo:letter-spacing="normal" fo:font-style="normal" fo:font-weight="normal"/>
    </style:style>
    <style:style style:name="T4" style:family="text">
      <style:text-properties fo:font-variant="normal" fo:text-transform="none" fo:color="#222222" fo:font-size="12pt" fo:letter-spacing="normal" fo:font-style="normal" fo:font-weight="normal"/>
    </style:style>
    <style:style style:name="T5" style:family="text">
      <style:text-properties fo:font-variant="normal" fo:text-transform="none" fo:color="#222222" fo:font-size="21pt" fo:letter-spacing="normal" fo:font-style="normal" fo:font-weight="normal"/>
    </style:style>
    <style:style style:name="T6" style:family="text">
      <style:text-properties fo:font-variant="normal" fo:text-transform="none" fo:color="#222222" fo:letter-spacing="normal" fo:font-style="normal" fo:font-weight="normal"/>
    </style:style>
    <style:style style:name="T7" style:family="text">
      <style:text-properties officeooo:rsid="000578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Espanhol</text:p>
      <text:p text:style-name="P1"/>
      <text:p text:style-name="P3"><text:span text:style-name="T1">1-</text:span><text:span text:style-name="T6">Quando praticamos SexoSeguro, temos mais tranquilidade para desfrutar do ato junto com a parceira ou parceiro, pois estamos nos protegendo de gravidez indesejada, HIV/Aids, Hepatites Virais, Sífilis, além de outras Infecções Sexualmente Transmissíveis (IST</text:span></text:p>
      <text:p text:style-name="P3"/>
      <text:p text:style-name="P3"><text:span text:style-name="T1">2-</text:span><text:span text:style-name="T6">gravidez</text:span></text:p>
      <text:p text:style-name="P2"/>
      <text:p text:style-name="P2">3-<text:span text:style-name="T7">d</text:span></text:p>
      <text:p text:style-name="P2"/>
      <text:p text:style-name="P2">4-<text:span text:style-name="T7">c</text:span></text:p>
      <text:p text:style-name="P2"/>
      <text:p text:style-name="P2">5-<text:span text:style-name="T7">b</text:span></text:p>
      <text:p text:style-name="P2"/>
      <text:p text:style-name="P2">6-<text:span text:style-name="T7">a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4T10:12:26.067046356</meta:creation-date>
    <dc:date>2020-11-04T10:58:24.277558696</dc:date>
    <meta:editing-duration>PT35M48S</meta:editing-duration>
    <meta:editing-cycles>1</meta:editing-cycles>
    <meta:document-statistic meta:table-count="0" meta:image-count="0" meta:object-count="0" meta:page-count="1" meta:paragraph-count="7" meta:word-count="42" meta:character-count="301" meta:non-whitespace-character-count="266"/>
    <meta:generator>LibreOffice/6.4.6.2$Linux_X86_64 LibreOffice_project/40$Build-2</meta:generator>
  </office:meta>
</office:document-meta>
</file>